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5pt" fo:font-style="italic" style:font-size-asian="15pt" style:font-style-asian="italic" style:font-size-complex="15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fo:color="#d9d9d9"/>
    </style:style>
    <style:style style:name="P5" style:family="paragraph" style:parent-style-name="Standard">
      <style:paragraph-properties fo:margin-top="1.0417in" fo:margin-bottom="0in" loext:contextual-spacing="false" fo:line-height="100%" fo:text-align="end" style:justify-single-word="false"/>
    </style:style>
    <style:style style:name="P6" style:family="paragraph" style:parent-style-name="Standard">
      <style:paragraph-properties fo:margin-top="0.2083in" fo:margin-bottom="0in" loext:contextual-spacing="false" fo:line-height="100%" fo:text-align="end" style:justify-single-word="false"/>
    </style:style>
    <style:style style:name="P7" style:family="paragraph" style:parent-style-name="Standard" style:list-style-name="WWNum2">
      <style:paragraph-properties fo:margin-left="1in" fo:margin-right="0in" fo:margin-top="0in" fo:margin-bottom="0in" loext:contextual-spacing="false" fo:text-align="justify" style:justify-single-word="fals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9" style:family="paragraph" style:parent-style-name="Standard" style:list-style-name="WWNum2">
      <style:paragraph-properties fo:margin-left="1in" fo:margin-right="0in" fo:margin-top="0in" fo:margin-bottom="0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0" style:family="paragraph" style:parent-style-name="Standard" style:list-style-name="WWNum2">
      <style:paragraph-properties fo:margin-left="1in" fo:margin-right="0in" fo:margin-top="0in" fo:margin-bottom="0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1" style:family="paragraph" style:parent-style-name="Standard" style:list-style-name="WWNum2">
      <style:paragraph-properties fo:margin-left="1.5in" fo:margin-right="0in" fo:text-align="justify" style:justify-single-word="false" fo:text-indent="-0.25in" style:auto-text-indent="false"/>
    </style:style>
    <style:style style:name="P12" style:family="paragraph" style:parent-style-name="Standard" style:list-style-name="WWNum2">
      <style:paragraph-properties fo:margin-left="1.5in" fo:margin-right="0in" fo:margin-top="0in" fo:margin-bottom="0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3" style:family="paragraph" style:parent-style-name="Standard" style:list-style-name="WWNum2">
      <style:paragraph-properties fo:margin-left="1.5in" fo:margin-right="0in" fo:margin-top="0in" fo:margin-bottom="0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5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in" fo:margin-right="0in" fo:text-indent="0in" style:auto-text-indent="false"/>
    </style:style>
    <style:style style:name="P18" style:family="paragraph" style:parent-style-name="Heading_20_1">
      <style:paragraph-properties fo:text-align="justify" style:justify-single-word="false" fo:break-before="page"/>
    </style:style>
    <style:style style:name="P19" style:family="paragraph" style:parent-style-name="Heading_20_1">
      <style:paragraph-properties fo:margin-left="0in" fo:margin-right="0in" fo:text-align="justify" style:justify-single-word="false" fo:text-indent="0in" style:auto-text-indent="false"/>
    </style:style>
    <style:style style:name="P20" style:family="paragraph" style:parent-style-name="Heading_20_1">
      <style:paragraph-properties fo:margin-left="0in" fo:margin-right="0in" fo:margin-top="0.278in" fo:margin-bottom="0.0835in" loext:contextual-spacing="false" fo:line-height="115%" fo:text-align="justify" style:justify-single-word="false" fo:keep-together="always" fo:orphans="2" fo:widows="2" fo:text-indent="0in" style:auto-text-indent="false" fo:break-before="auto" fo:break-after="auto" fo:padding="0in" fo:border="none" fo:keep-with-next="always"/>
    </style:style>
    <style:style style:name="P21" style:family="paragraph" style:parent-style-name="Title" style:master-page-name="First_20_Page">
      <style:paragraph-properties fo:margin-top="1.0417in" fo:margin-bottom="0.6945in" loext:contextual-spacing="false" fo:line-height="100%" fo:text-align="center" style:justify-single-word="false" style:page-number="1"/>
    </style:style>
    <style:style style:name="P22" style:family="paragraph" style:parent-style-name="Title">
      <style:paragraph-properties fo:margin-top="0.0693in" fo:margin-bottom="0.0417in" loext:contextual-spacing="false" fo:line-height="100%" fo:text-align="center" style:justify-single-word="false"/>
    </style:style>
    <style:style style:name="P23" style:family="paragraph" style:parent-style-name="Heading_20_3" style:list-style-name="WWNum2">
      <style:paragraph-properties fo:margin-left="0.5in" fo:margin-right="0in" fo:margin-top="0in" fo:margin-bottom="0in" loext:contextual-spacing="false" fo:text-align="justify" style:justify-single-word="false" fo:text-indent="-0.25in" style:auto-text-indent="false"/>
    </style:style>
    <style:style style:name="P24" style:family="paragraph" style:parent-style-name="Heading_20_3" style:list-style-name="WWNum2">
      <style:paragraph-properties fo:margin-left="0.5in" fo:margin-right="0in" fo:margin-top="0in" fo:margin-bottom="0in" loext:contextual-spacing="false" fo:line-height="115%" fo:text-align="justify" style:justify-single-word="false" fo:keep-together="always" fo:orphans="2" fo:widows="2" fo:text-indent="-0.25in" style:auto-text-indent="false" fo:break-before="auto" fo:break-after="auto" fo:padding="0in" fo:border="none" fo:keep-with-next="always"/>
    </style:style>
    <style:style style:name="P25" style:family="paragraph" style:parent-style-name="Heading_20_2" style:list-style-name="WWNum2">
      <style:paragraph-properties fo:margin-left="0.5in" fo:margin-right="0in" fo:margin-top="0.25in" fo:margin-bottom="0in" loext:contextual-spacing="false" fo:text-align="justify" style:justify-single-word="false" fo:text-indent="-0.25in" style:auto-text-indent="false"/>
    </style:style>
    <style:style style:name="P26" style:family="paragraph" style:parent-style-name="Heading_20_2" style:list-style-name="WWNum2">
      <style:paragraph-properties fo:margin-left="0.5in" fo:margin-right="0in" fo:margin-top="0in" fo:margin-bottom="0in" loext:contextual-spacing="false" fo:text-align="justify" style:justify-single-word="false" fo:text-indent="-0.25in" style:auto-text-indent="false"/>
    </style:style>
    <style:style style:name="T1" style:family="text">
      <style:text-properties fo:font-size="29pt" style:font-size-asian="29pt" style:font-size-complex="29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/>
    </style:style>
    <style:style style:name="T4" style:family="text">
      <style:text-properties fo:font-size="15pt" fo:font-style="italic" style:font-size-asian="15pt" style:font-style-asian="italic" style:font-size-complex="15pt"/>
    </style:style>
    <style:style style:name="T5" style:family="text">
      <style:text-properties fo:color="#674ea7" fo:font-size="24pt" fo:font-weight="bold" style:font-size-asian="24pt" style:font-weight-asian="bold" style:font-size-complex="24pt"/>
    </style:style>
    <style:style style:name="T6" style:family="text">
      <style:text-properties fo:color="#6d9eeb" fo:font-size="24pt" fo:font-weight="bold" style:font-size-asian="24pt" style:font-weight-asian="bold" style:font-size-complex="24pt"/>
    </style:style>
    <style:style style:name="T7" style:family="text">
      <style:text-properties fo:color="#00ff00" fo:font-size="24pt" fo:font-weight="bold" style:font-size-asian="24pt" style:font-weight-asian="bold" style:font-size-complex="24pt"/>
    </style:style>
    <style:style style:name="T8" style:family="text">
      <style:text-properties fo:color="#ff9900" fo:font-size="24pt" fo:font-weight="bold" style:font-size-asian="24pt" style:font-weight-asian="bold" style:font-size-complex="24pt"/>
    </style:style>
    <style:style style:name="T9" style:family="text">
      <style:text-properties fo:color="#cc0000" fo:font-size="24pt" fo:font-weight="bold" style:font-size-asian="24pt" style:font-weight-asian="bold" style:font-size-complex="24pt"/>
    </style:style>
    <style:style style:name="T10" style:family="text">
      <style:text-properties fo:font-weight="bold" style:font-weight-asian="bold"/>
    </style:style>
    <style:style style:name="T11" style:family="text">
      <style:text-properties fo:font-size="19pt" style:font-size-asian="19pt" style:font-size-complex="19pt"/>
    </style:style>
    <style:style style:name="T12" style:family="text">
      <style:text-properties fo:color="#1155cc" fo:font-size="19pt" style:text-underline-style="solid" style:text-underline-width="auto" style:text-underline-color="font-color" style:font-size-asian="19pt" style:font-size-complex="19pt"/>
    </style:style>
    <style:style style:name="T13" style:family="text">
      <style:text-properties fo:color="#434343" fo:font-size="14pt" style:font-size-asian="14pt" style:font-size-complex="14pt"/>
    </style:style>
    <style:style style:name="T14" style:family="text">
      <style:text-properties style:text-underline-style="none"/>
    </style:style>
    <style:style style:name="T15" style:family="text">
      <style:text-properties fo:color="#000000" fo:font-size="20pt" style:font-size-asian="20pt" style:font-size-complex="20pt"/>
    </style:style>
    <style:style style:name="T16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3jpzgzucavf9"/><text:span text:style-name="T1">Beágyazott rendszerek szoftvertechnológiája</text:span></text:p>
      <text:p text:style-name="P22"><text:bookmark text:name="_gilpqhv13a6v"/><text:span text:style-name="T2">Házi feladat specifikáció</text:span></text:p>
      <text:p text:style-name="P1"><text:span text:style-name="T4">2022 Tavasz</text:span></text:p>
      <text:p text:style-name="P2"/>
      <text:p text:style-name="P1"><text:span text:style-name="T3">KURVE </text:span><text:span text:style-name="T5">F</text:span><text:span text:style-name="T6">Í</text:span><text:span text:style-name="T7">V</text:span><text:span text:style-name="T8">Ö</text:span><text:span text:style-name="T9">R</text:span></text:p>
      <text:p text:style-name="P5"><text:span text:style-name="T10">Készítők: Hantos Márton, Harsányi Dániel, Fritsch Balázs</text:span></text:p>
      <text:p text:style-name="P6"><text:span text:style-name="T10">Konzulens: Naszály Gábor</text:span></text:p>
      <text:p text:style-name="P18"><text:bookmark text:name="_rs4dfj4dxj77"/><text:span text:style-name="T11">Insipiráció: </text:span><text:a xlink:type="simple" xlink:href="https://curvefever.pro/" text:style-name="ListLabel_20_19" text:visited-style-name="ListLabel_20_19"><text:span text:style-name="T12">https://curvefever.pro/</text:span></text:a></text:p>
      <text:p text:style-name="P19"><text:bookmark text:name="_2u5ifmkpj5s8"/>Játék pontos leírása:</text:p>
      <text:list xml:id="list555181800" text:style-name="WWNum2">
        <text:list-item>
          <text:p text:style-name="P25"><text:bookmark text:name="_vw02so18zrvk"/><text:span text:style-name="T13">Játékosok</text:span></text:p>
          <text:list>
            <text:list-item>
              <text:p text:style-name="P7">A játék többjátékos módban működik, a játékosok száma minimum 2, maximum pedig 4, minden játékos valódi ember. A játékosoknak van egyedi neve, ez alapján különböztethetők meg.</text:p>
            </text:list-item>
          </text:list>
        </text:list-item>
        <text:list-item>
          <text:p text:style-name="P26"><text:bookmark text:name="_8zqute9hn6um"/><text:span text:style-name="T13">Játékmechanika</text:span></text:p>
        </text:list-item>
        <text:list-item>
          <text:p text:style-name="P8"><text:span text:style-name="T13">Minden játékos egy vonalat húz</text:span></text:p>
          <text:list>
            <text:list-item>
              <text:p text:style-name="P9">A vonalban egy idő intervallumon belül random megszakítások keletkeznek, amiken át lehet haladni.</text:p>
            </text:list-item>
            <text:list-item>
              <text:p text:style-name="P9">Jobbra balra nyilakkal irányítható a vonal. Nem snake, tehát bármilyen irányba haladhatunk.</text:p>
            </text:list-item>
            <text:list-item>
              <text:p text:style-name="P9">Az összes vonal ugyanakkora állandó sebességgel mozog. </text:p>
            </text:list-item>
            <text:list-item>
              <text:p text:style-name="P9">Fordulás esetén (tehát amíg nyomva van valamelyik nyíl) fix sugarú pálya mentén halad.</text:p>
            </text:list-item>
            <text:list-item>
              <text:p text:style-name="P9">Mindkét gomb nyomva tartása esetén egyenes haladás.</text:p>
            </text:list-item>
            <text:list-item>
              <text:p text:style-name="P9">Kör elején pár másodpercig be lehet állítani a kezdő irányt a meccs kezdete előtt (egy helyben forogva).</text:p>
            </text:list-item>
            <text:list-item>
              <text:p text:style-name="P9">Hálózati hiba esetén az adott vonal egyenesen halad tovább, amíg falba vagy másik vonalba nem ütközik.</text:p>
            </text:list-item>
            <text:list-item>
              <text:p text:style-name="P9">A játékosoknak nem szabad nekimenniük a saját és a többi játékos vonalának, se a pálya falának. Ha ez megtörténik akkor az adott játékos meghal. A halott játékos vonala ugyanúgy a pályán marad.</text:p>
            </text:list-item>
          </text:list>
        </text:list-item>
        <text:list-item>
          <text:p text:style-name="P23"><text:bookmark text:name="_r7txy9o07fyn"/>Pálya</text:p>
          <text:list>
            <text:list-item>
              <text:p text:style-name="P9">A pálya fix méretű, 2D, a pályán kezdésnél nincs objektum.</text:p>
            </text:list-item>
            <text:list-item>
              <text:p text:style-name="P9">A kezdőpozíciók a pálya sarkaitól egy adott méretű negyedkör területen random kerülnek kihelyezésre (a fair, de valamennyire kiszámíthatatlan kezdés jegyében).</text:p>
            </text:list-item>
          </text:list>
        </text:list-item>
        <text:list-item>
          <text:p text:style-name="P23"><text:bookmark text:name="_8ayrrpgxek4e"/>Körök</text:p>
          <text:list>
            <text:list-item>
              <text:p text:style-name="P9">A játékban egy kör rendszer működik. </text:p>
            </text:list-item>
            <text:list-item>
              <text:p text:style-name="P9">Egy kör addig tart, amíg már csak egy ember él.</text:p>
            </text:list-item>
            <text:list-item>
              <text:p text:style-name="P9">-Egy játék állítható számú körből áll (ez alap esetben 3)</text:p>
            </text:list-item>
            <text:list-item>
              <text:p text:style-name="P9">Amint befejeződött az utolsó kör is a játék befejeződik és eredményhirdetés következik.</text:p>
            </text:list-item>
            <text:list-item>
              <text:p text:style-name="P9">A játék folyamán nyomon követhető az aktuális állás, azaz, hogy kinek hány pontja van.</text:p>
            </text:list-item>
            <text:list-item>
              <text:p text:style-name="P9">Játék végén egy olyan képernyő fogadja a játékosokat, amin a játék végeredménye olvasható.</text:p>
              <text:list>
                <text:list-item>
                  <text:p text:style-name="P11">Az egyik gomb visszavisz a főmenübe.</text:p>
                </text:list-item>
                <text:list-item>
                  <text:p text:style-name="P12">Másik gomb továbjátszás jelzésére szolgál. Ha minden játékos megnyomja, akkor egyből új játék indul a jelenlegi beállításokkal. (Számláló jelzi, hogy hányan nyomták már meg (pl.: 2/3) , ha az összes játékos megnyomta, azonnal indul a következő játék).</text:p>
                </text:list-item>
              </text:list>
            </text:list-item>
          </text:list>
        </text:list-item>
        <text:list-item>
          <text:p text:style-name="P24"><text:bookmark text:name="_x4wqya7z8v1z"/><text:soft-page-break/>Pontozás</text:p>
          <text:list>
            <text:list-item>
              <text:p text:style-name="P9">A pontok összeadódnak. Egy játékot az nyer akinek a megadott számú kör után a legtöbb pontja van.</text:p>
            </text:list-item>
            <text:list-item>
              <text:p text:style-name="P9">A pontok számlálása idő és helyezés alapú.</text:p>
            </text:list-item>
            <text:list-item>
              <text:p text:style-name="P9">Az időalapú pontozás a mozgás elkezdésekor indul, és a játékos haláláig, vagy a kör végéig tart.</text:p>
            </text:list-item>
            <text:list-item>
              <text:p text:style-name="P9">A játékosok fél másodpercenként szereznek egy pontot, amíg életben vannak. A kör végén helyezéstől függő bónuszpontok is kiosztásra kerülnek. Az adott kör első helyezettje az (adott körben) életben maradásért kapott pontjainak 30%-át kapja bónusz pontként. A sorban következő helyezésekért mindig az előző bónusz pontszámának fele jár. Tört pont esetén lefelé kerekítünk. <text:s/>(Példa: A 3. helyezett fél perc játék után meghal. <text:s/>A második helyezett meghal 1 perc játék után. Ekkor ugye az első játékos nyert, vége van a játéknak. Az első játékos (és a második is) 120 pontot kap az életben maradásért. Az első ezen felül kap 120*0.3 = 36 pontot, a második 36/2=18 pontot, a 3. játékos pedig 18/2=9. Ha lenne negyedik játékos akkor ő 4 pontot kapna.)</text:p>
            </text:list-item>
          </text:list>
        </text:list-item>
        <text:list-item>
          <text:p text:style-name="P24"><text:bookmark text:name="_h5458xtdahja"/>Menü</text:p>
          <text:list>
            <text:list-item>
              <text:p text:style-name="P9">A főmenüben három menüpont várja a felhasználót, a “Create Game”, a “Join Game”, a “Settings” és az “Exit” menüpontok. Ezeken felül van egy szövegdoboz, amiben meg lehet adni a játékos nevet. </text:p>
            </text:list-item>
            <text:list-item>
              <text:p text:style-name="P9">Create Game</text:p>
              <text:list>
                <text:list-item>
                  <text:p text:style-name="P12">A Create Game menüpont alatt lehet egy szobát létrehozni.</text:p>
                </text:list-item>
                <text:list-item>
                  <text:p text:style-name="P12">Beállíthatók az új játék paraméterei (játékosok és körök száma).</text:p>
                </text:list-item>
              </text:list>
            </text:list-item>
            <text:list-item>
              <text:p text:style-name="P9">Join game</text:p>
              <text:list>
                <text:list-item>
                  <text:p text:style-name="P12">Megadható a szoba azonosítója amelyhez csatlakozni szeretnénk.</text:p>
                </text:list-item>
              </text:list>
            </text:list-item>
            <text:list-item>
              <text:p text:style-name="P9">Settings</text:p>
              <text:list>
                <text:list-item>
                  <text:p text:style-name="P12">Beállítható az irányítás különböző, előre meghatározott billentyűkombinációk közül lehet választani.</text:p>
                </text:list-item>
              </text:list>
            </text:list-item>
          </text:list>
        </text:list-item>
      </text:list>
      <text:p text:style-name="P20"><text:bookmark text:name="_5iqqvtxzh0p8"/><text:span text:style-name="T15">T</text:span>esztelés:</text:p>
      <text:p text:style-name="P14"><text:span text:style-name="T16"><text:s/>A fejlesztők végzik a tesztelést manuálisan. Tesztelendő dolgok: </text:span></text:p>
      <text:list xml:id="list2003311355" text:style-name="WWNum1">
        <text:list-item>
          <text:p text:style-name="P15"><text:span text:style-name="T13">Mozgás</text:span></text:p>
        </text:list-item>
      </text:list>
      <text:p text:style-name="P16">Az irányításhoz használt gombok beállítása működik, mindkét irányba megfelelően lehet kanyarodni, együttes gomb lenyomás esetén nem történik irányváltás.</text:p>
      <text:list xml:id="list347250109608" text:continue-numbering="true" text:style-name="WWNum1">
        <text:list-item>
          <text:p text:style-name="P15"><text:span text:style-name="T13">Ütközések pontossága</text:span></text:p>
        </text:list-item>
      </text:list>
      <text:p text:style-name="P16">Vonallal illetve, a fallal történő ütközések esetén egyből meghal a játékos. A pálya sarkait és összes falát tesztelni kell. </text:p>
      <text:list xml:id="list346912235346" text:continue-numbering="true" text:style-name="WWNum1">
        <text:list-item>
          <text:p text:style-name="P15"><text:span text:style-name="T13">Menü</text:span></text:p>
        </text:list-item>
      </text:list>
      <text:p text:style-name="P16">A menüben található egyes funkciók működésének tesztelése. Például, hogy egyrészt a kliens-, másrészt pedig a játékra vonatkozó paraméterek változtatása érvényre jut-e, vagy hogy megfelelően ki lehet-e lépni a játékból.</text:p>
      <text:list xml:id="list348501082858" text:continue-numbering="true" text:style-name="WWNum1">
        <text:list-item>
          <text:p text:style-name="P15"><text:span text:style-name="T13">Multiplayer<text:line-break/></text:span>Lehet játékot indítani, és csatlakozni. Csatlakozás után a játék automatikusan elindul. A játékélmény megfelelő, nagyobb akadozások nélkül fut. A körök végén a pontok megfelelően kiosztásra kerülnek. (Mennyiség, kerekítés)</text:p>
        </text:list-item>
        <text:list-item>
          <text:p text:style-name="P15"><text:span text:style-name="T13">Hálózat megszakadása esetén megfelelő viselkedés.<text:line-break/></text:span>Ha mozgás közben történik ilyen, akkor az adott vonal egyenes vonalban halad tovább amíg el nem talál valamit, ekkor megáll. Ha körök között szakad meg a kapcsolat, akkor a következő kör az adott játékos nélkül folytatódik, ha vissza tud térni akkor a következő körtől csatlakozhat. Ha a host-al van valami probléma akkor a játéknak vége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h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fo:font-size="19pt" style:text-underline-style="solid" style:text-underline-width="auto" style:text-underline-color="font-color" style:font-size-asian="19pt" style:font-size-complex="1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indent="0in" style:auto-text-indent="false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paragraph-properties fo:text-align="end" style:justify-single-word="false"/>
      <style:text-properties fo:color="#d9d9d9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ext:p text:style-name="MP2"/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6" meta:word-count="757" meta:character-count="4961" meta:non-whitespace-character-count="4294"/>
    <meta:generator>LibreOfficeDev/6.0.5.2$Linux_X86_64 LibreOffice_project/</meta:generator>
  </office:meta>
</office:document-meta>
</file>